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„Bezpieczni na drodze” - <text:s/>16 grudnia 2019 r. dzieci z oddziału przedszkolnego i uczniowie kl. I – III podczas spotkania z policjanem zaapoznali się z zasadami ruchu drogowego dotyczacymi pieszych. Wszyscy otrzymali kamizelki odblaskowe ufundowane przez Pana <text:s/>Tomasza Bobera. Dziekujemy dzielnicowemu za przypomnienie zasad właściwego poruszania się po drodze <text:s/>oraz Panu Boberowi za kamizelki dzieki którym będziemy widocznia na drodze podczas spacer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7T08:07:33.49</meta:creation-date>
    <dc:date>2019-12-17T08:30:39.36</dc:date>
    <meta:editing-duration>PT2M5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" meta:word-count="63" meta:character-count="452"/>
  </office:meta>
</office:document-meta>
</file>